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339in"/>
    </style:style>
    <style:style style:name="co3" style:family="table-column">
      <style:table-column-properties fo:break-before="auto" style:column-width="2.4252in"/>
    </style:style>
    <style:style style:name="co4" style:family="table-column">
      <style:table-column-properties fo:break-before="auto" style:column-width="1.583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4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fo:wrap-option="wrap"/>
      <style:text-properties fo:color="#ffffff" style:text-outline="false" style:text-line-through-style="none" style:font-name="Arial1" fo:font-size="12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2pt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  <style:text-properties style:font-name="Arial"/>
    </style:style>
    <style:style style:name="ce3" style:family="table-cell" style:parent-style-name="Default">
      <style:table-cell-properties fo:background-color="#999999"/>
      <style:text-properties fo:color="#ffffff" style:font-name="Arial1" fo:font-size="12pt" fo:font-weight="bold" style:font-size-complex="12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 fo:wrap-option="wrap"/>
      <style:paragraph-properties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  <style:text-properties style:font-name="Arial"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2">
          <table:table-cell table:style-name="ce1" office:value-type="string">
            <text:p>Code </text:p>
          </table:table-cell>
          <table:table-cell table:style-name="ce3" office:value-type="string">
            <text:p>Libellé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Contraintes</text:p>
          </table:table-cell>
          <table:table-cell table:style-name="ce1" office:value-type="string">
            <text:p>Règle de calcul </text:p>
          </table:table-cell>
          <table:table-cell table:style-name="ce3" table:number-columns-repeated="1019"/>
        </table:table-row>
        <table:table-row table:style-name="ro1">
          <table:table-cell office:value-type="string">
            <text:p>numPlage</text:p>
          </table:table-cell>
          <table:table-cell office:value-type="string">
            <text:p>Numero de la plage</text:p>
          </table:table-cell>
          <table:table-cell office:value-type="string">
            <text:p>Entier</text:p>
          </table:table-cell>
          <table:table-cell office:value-type="string">
            <text:p>&gt;0</text:p>
          </table:table-cell>
          <table:table-cell table:number-columns-repeated="1020"/>
        </table:table-row>
        <table:table-row table:style-name="ro1">
          <table:table-cell office:value-type="string">
            <text:p>nomPlage</text:p>
          </table:table-cell>
          <table:table-cell office:value-type="string">
            <text:p>Nom de la plage</text:p>
          </table:table-cell>
          <table:table-cell office:value-type="string">
            <text:p>Chaîne(30) </text:p>
          </table:table-cell>
          <table:table-cell table:number-columns-repeated="1021"/>
        </table:table-row>
        <table:table-row table:style-name="ro1">
          <table:table-cell office:value-type="string">
            <text:p>nomville</text:p>
          </table:table-cell>
          <table:table-cell office:value-type="string">
            <text:p>Nom de la ville </text:p>
          </table:table-cell>
          <table:table-cell office:value-type="string">
            <text:p>Chaîne(30) </text:p>
          </table:table-cell>
          <table:table-cell table:number-columns-repeated="1021"/>
        </table:table-row>
        <table:table-row table:style-name="ro1">
          <table:table-cell office:value-type="string">
            <text:p>CpVille</text:p>
          </table:table-cell>
          <table:table-cell office:value-type="string">
            <text:p>Code postal de la ville</text:p>
          </table:table-cell>
          <table:table-cell office:value-type="string">
            <text:p>Entier</text:p>
          </table:table-cell>
          <table:table-cell office:value-type="string">
            <text:p>5 chiffres</text:p>
          </table:table-cell>
          <table:table-cell table:number-columns-repeated="1020"/>
        </table:table-row>
        <table:table-row table:style-name="ro3">
          <table:table-cell office:value-type="string">
            <text:p>longPlage</text:p>
          </table:table-cell>
          <table:table-cell table:style-name="ce4" office:value-type="string">
            <text:p>Longueur de la plage en km</text:p>
          </table:table-cell>
          <table:table-cell office:value-type="string">
            <text:p>Float</text:p>
          </table:table-cell>
          <table:table-cell office:value-type="string">
            <text:p>&gt;0</text:p>
          </table:table-cell>
          <table:table-cell table:number-columns-repeated="1020"/>
        </table:table-row>
        <table:table-row table:style-name="ro4">
          <table:table-cell table:style-name="ce2" office:value-type="string">
            <text:p>libNature</text:p>
          </table:table-cell>
          <table:table-cell table:style-name="ce5" office:value-type="string">
            <text:p>Libellé de la nature du terrain </text:p>
          </table:table-cell>
          <table:table-cell table:style-name="ce2" office:value-type="string">
            <text:p>Chaîne(10) </text:p>
          </table:table-cell>
          <table:table-cell table:style-name="ce5"/>
          <table:table-cell table:style-name="ce2" table:number-columns-repeated="1020"/>
        </table:table-row>
        <table:table-row table:style-name="ro4">
          <table:table-cell table:style-name="ce2" office:value-type="string">
            <text:p>numNature</text:p>
          </table:table-cell>
          <table:table-cell table:style-name="ce5"/>
          <table:table-cell table:style-name="ce6" office:value-type="string">
            <text:p>Entier</text:p>
          </table:table-cell>
          <table:table-cell table:style-name="ce5" office:value-type="string">
            <text:p>&gt;0</text:p>
          </table:table-cell>
          <table:table-cell table:style-name="ce2" table:number-columns-repeated="1020"/>
        </table:table-row>
        <table:table-row table:style-name="ro3">
          <table:table-cell office:value-type="string">
            <text:p>numDep</text:p>
          </table:table-cell>
          <table:table-cell table:style-name="ce4" office:value-type="string">
            <text:p>Numéro des départements de la région </text:p>
          </table:table-cell>
          <table:table-cell office:value-type="string">
            <text:p>Entier</text:p>
          </table:table-cell>
          <table:table-cell office:value-type="string">
            <text:p>&gt;0</text:p>
          </table:table-cell>
          <table:table-cell table:number-columns-repeated="1020"/>
        </table:table-row>
        <table:table-row table:style-name="ro3">
          <table:table-cell office:value-type="string">
            <text:p>nomDep</text:p>
          </table:table-cell>
          <table:table-cell table:style-name="ce4" office:value-type="string">
            <text:p>Nom du département</text:p>
          </table:table-cell>
          <table:table-cell office:value-type="string">
            <text:p>Chaîne(30) </text:p>
          </table:table-cell>
          <table:table-cell table:number-columns-repeated="1021"/>
        </table:table-row>
        <table:table-row table:style-name="ro1">
          <table:table-cell office:value-type="string">
            <text:p>nomResp</text:p>
          </table:table-cell>
          <table:table-cell office:value-type="string">
            <text:p>Nom du responsable de région</text:p>
          </table:table-cell>
          <table:table-cell office:value-type="string">
            <text:p>Chaîne(20)</text:p>
          </table:table-cell>
          <table:table-cell table:number-columns-repeated="1021"/>
        </table:table-row>
        <table:table-row table:style-name="ro1">
          <table:table-cell office:value-type="string">
            <text:p>preResp</text:p>
          </table:table-cell>
          <table:table-cell office:value-type="string">
            <text:p>Prénom du responsable de région</text:p>
          </table:table-cell>
          <table:table-cell office:value-type="string">
            <text:p>Chaîne(20)</text:p>
          </table:table-cell>
          <table:table-cell table:number-columns-repeated="1021"/>
        </table:table-row>
        <table:table-row table:style-name="ro1">
          <table:table-cell office:value-type="string">
            <text:p>numResp</text:p>
          </table:table-cell>
          <table:table-cell office:value-type="string">
            <text:p>Numéro du responsable</text:p>
          </table:table-cell>
          <table:table-cell office:value-type="string">
            <text:p>Entier</text:p>
          </table:table-cell>
          <table:table-cell office:value-type="string">
            <text:p>&gt;0</text:p>
          </table:table-cell>
          <table:table-cell table:number-columns-repeated="1020"/>
        </table:table-row>
        <table:table-row table:style-name="ro1">
          <table:table-cell office:value-type="string">
            <text:p>nbAnTouri</text:p>
          </table:table-cell>
          <table:table-cell office:value-type="string">
            <text:p>Nombre de touristes annuel</text:p>
          </table:table-cell>
          <table:table-cell office:value-type="string">
            <text:p>Entier</text:p>
          </table:table-cell>
          <table:table-cell office:value-type="string">
            <text:p>&gt;=0</text:p>
          </table:table-cell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30">03/30/2021</text:date>, <text:time>10:5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48M55S</meta:editing-duration>
    <meta:editing-cycles>3</meta:editing-cycles>
    <meta:generator>OpenOffice.org/3.2$Win32 OpenOffice.org_project/320m18$Build-9502</meta:generator>
    <dc:date>2021-03-30T10:54:44.66</dc:date>
    <meta:document-statistic meta:table-count="3" meta:cell-count="50" meta:object-count="0"/>
    <meta:user-defined meta:name="Info 1"/>
    <meta:user-defined meta:name="Info 2"/>
    <meta:user-defined meta:name="Info 3"/>
    <meta:user-defined meta:name="Info 4"/>
  </office:meta>
</office:document-meta>
</file>